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, Menlo, Monaco, 'Lucida Console', 'Liberation Mono', 'DejaVu Sans Mono', 'Bitstream Vera Sans Mono', 'Courier New', monospace, sans-serif"/>
    <style:font-face style:name="Menlo" svg:font-family="Menlo, Monaco, Consolas, quot"/>
    <style:font-face style:name="Segoe UI" svg:font-family="'Segoe UI', Tahoma, Arial, 'Helvetica Neue', Helvetic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0a8d" officeooo:paragraph-rsid="001e0a8d"/>
    </style:style>
    <style:style style:name="P2" style:family="paragraph" style:parent-style-name="Standard">
      <style:text-properties officeooo:rsid="001e0a8d" officeooo:paragraph-rsid="001e0a8d"/>
    </style:style>
    <style:style style:name="P3" style:family="paragraph" style:parent-style-name="Standard">
      <style:text-properties officeooo:rsid="001e0a8d" officeooo:paragraph-rsid="001fbcba"/>
    </style:style>
    <style:style style:name="P4" style:family="paragraph" style:parent-style-name="Standard">
      <style:text-properties officeooo:rsid="001e0a8d" officeooo:paragraph-rsid="002669bb"/>
    </style:style>
    <style:style style:name="P5" style:family="paragraph" style:parent-style-name="Standard">
      <style:text-properties style:text-underline-style="solid" style:text-underline-width="auto" style:text-underline-color="font-color" officeooo:rsid="001e0a8d" officeooo:paragraph-rsid="001e0a8d" fo:background-color="#ddddd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0a8d" officeooo:paragraph-rsid="001e0a8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e0a8d" officeooo:paragraph-rsid="001fbcba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e0a8d" officeooo:paragraph-rsid="0024df51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cac85" officeooo:paragraph-rsid="002cac85" style:font-weight-asian="bold" style:font-weight-complex="bold"/>
    </style:style>
    <style:style style:name="P11" style:family="paragraph" style:parent-style-name="Standard">
      <style:text-properties officeooo:rsid="001fbcba" officeooo:paragraph-rsid="001fbcba"/>
    </style:style>
    <style:style style:name="P12" style:family="paragraph" style:parent-style-name="Standard">
      <style:text-properties officeooo:rsid="0023368f" officeooo:paragraph-rsid="0023368f"/>
    </style:style>
    <style:style style:name="P13" style:family="paragraph" style:parent-style-name="Standard">
      <style:text-properties fo:color="#707070" officeooo:paragraph-rsid="0023368f" fo:background-color="#f5f5f5"/>
    </style:style>
    <style:style style:name="P14" style:family="paragraph" style:parent-style-name="Standard">
      <style:text-properties officeooo:rsid="002669bb" officeooo:paragraph-rsid="002669bb"/>
    </style:style>
    <style:style style:name="P15" style:family="paragraph" style:parent-style-name="Standard">
      <style:text-properties officeooo:rsid="002669bb" officeooo:paragraph-rsid="0027201d"/>
    </style:style>
    <style:style style:name="P16" style:family="paragraph" style:parent-style-name="Standard">
      <style:text-properties officeooo:rsid="0027201d" officeooo:paragraph-rsid="0027201d"/>
    </style:style>
    <style:style style:name="P17" style:family="paragraph" style:parent-style-name="Standard">
      <style:text-properties officeooo:paragraph-rsid="002872dd"/>
    </style:style>
    <style:style style:name="P18" style:family="paragraph" style:parent-style-name="Standard">
      <style:text-properties fo:color="#000000" style:font-name="Consolas" fo:font-size="9.5pt" fo:background-color="#ffffff" style:font-size-asian="9.5pt"/>
    </style:style>
    <style:style style:name="P19" style:family="paragraph" style:parent-style-name="Standard">
      <style:text-properties officeooo:paragraph-rsid="0029fc06"/>
    </style:style>
    <style:style style:name="P20" style:family="paragraph" style:parent-style-name="Standard">
      <style:text-properties officeooo:rsid="002b842c" officeooo:paragraph-rsid="002b842c"/>
    </style:style>
    <style:style style:name="P21" style:family="paragraph" style:parent-style-name="Standard">
      <style:text-properties fo:font-weight="normal" officeooo:rsid="002e9001" officeooo:paragraph-rsid="002e9001" style:font-weight-asian="normal" style:font-weight-complex="normal"/>
    </style:style>
    <style:style style:name="P22" style:family="paragraph" style:parent-style-name="Standard">
      <style:text-properties fo:font-weight="normal" officeooo:rsid="00301c6b" officeooo:paragraph-rsid="00301c6b" style:font-weight-asian="normal" style:font-weight-complex="normal"/>
    </style:style>
    <style:style style:name="P23" style:family="paragraph" style:parent-style-name="Standard">
      <style:text-properties fo:font-weight="normal" officeooo:rsid="00349467" officeooo:paragraph-rsid="00349467" style:font-weight-asian="normal" style:font-weight-complex="normal"/>
    </style:style>
    <style:style style:name="P24" style:family="paragraph" style:parent-style-name="Standard">
      <style:text-properties fo:font-weight="normal" officeooo:rsid="002cac85" officeooo:paragraph-rsid="00349f4a" style:font-weight-asian="normal" style:font-weight-complex="normal"/>
    </style:style>
    <style:style style:name="P25" style:family="paragraph" style:parent-style-name="Standard">
      <style:text-properties officeooo:paragraph-rsid="00349467"/>
    </style:style>
    <style:style style:name="P26" style:family="paragraph" style:parent-style-name="Standard">
      <style:text-properties officeooo:rsid="002cac85"/>
    </style:style>
    <style:style style:name="P27" style:family="paragraph" style:parent-style-name="Standard">
      <style:text-properties officeooo:rsid="002cac85" officeooo:paragraph-rsid="00349f4a"/>
    </style:style>
    <style:style style:name="P28" style:family="paragraph" style:parent-style-name="Preformatted_20_Text">
      <loext:graphic-properties draw:fill="solid" draw:fill-color="#f9f9f9" draw:opacity="100%"/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background-color="#f9f9f9" fo:padding="0.423cm" fo:border="0.06pt solid #d3d6db"/>
    </style:style>
    <style:style style:name="P29" style:family="paragraph" style:parent-style-name="Preformatted_20_Text">
      <loext:graphic-properties draw:fill="solid" draw:fill-color="#f9f9f9" draw:opacity="100%"/>
      <style:paragraph-properties fo:margin-top="0cm" fo:margin-bottom="0cm" loext:contextual-spacing="false" style:line-height-at-least="0.503cm" fo:text-align="start" style:justify-single-word="false" fo:background-color="#f9f9f9" fo:padding="0.423cm" fo:border="0.06pt solid #d3d6db"/>
    </style:style>
    <style:style style:name="P3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paragraph-rsid="00349f4a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paragraph-rsid="00349f4a" style:font-weight-asian="bold" style:font-weight-complex="bold"/>
    </style:style>
    <style:style style:name="P33" style:family="paragraph" style:parent-style-name="Standard">
      <style:text-properties fo:font-weight="normal" officeooo:rsid="002cac85" officeooo:paragraph-rsid="00349f4a" style:font-weight-asian="normal" style:font-weight-complex="normal"/>
    </style:style>
    <style:style style:name="P34" style:family="paragraph" style:parent-style-name="Standard">
      <style:text-properties fo:font-weight="normal" officeooo:rsid="0038db82" officeooo:paragraph-rsid="0038db82" style:font-weight-asian="normal" style:font-weight-complex="normal"/>
    </style:style>
    <style:style style:name="P35" style:family="paragraph" style:parent-style-name="Standard">
      <style:text-properties fo:font-weight="normal" officeooo:rsid="003a9ee3" officeooo:paragraph-rsid="003a9ee3" style:font-weight-asian="normal" style:font-weight-complex="normal"/>
    </style:style>
    <style:style style:name="P36" style:family="paragraph" style:parent-style-name="Standard">
      <style:text-properties officeooo:paragraph-rsid="003a9ee3"/>
    </style:style>
    <style:style style:name="P37" style:family="paragraph" style:parent-style-name="Standard">
      <style:text-properties fo:color="#000000"/>
    </style:style>
    <style:style style:name="P38" style:family="paragraph" style:parent-style-name="Standard">
      <style:text-properties fo:color="#000000" officeooo:rsid="003a9ee3" officeooo:paragraph-rsid="003a9ee3"/>
    </style:style>
    <style:style style:name="T1" style:family="text">
      <style:text-properties officeooo:rsid="001fbcba"/>
    </style:style>
    <style:style style:name="T2" style:family="text">
      <style:text-properties fo:color="#0101fd" style:font-name="Consolas1" fo:background-color="#f9f9f9" loext:char-shading-value="0" loext:padding="0cm" loext:border="none"/>
    </style:style>
    <style:style style:name="T3" style:family="text">
      <style:text-properties style:font-name="Consolas1" fo:background-color="#f9f9f9" loext:char-shading-value="0" loext:padding="0cm" loext:border="none"/>
    </style:style>
    <style:style style:name="T4" style:family="text">
      <style:text-properties fo:color="#007d9a" style:font-name="Consolas1" fo:background-color="#f9f9f9" loext:char-shading-value="0" loext:padding="0cm" loext:border="none"/>
    </style:style>
    <style:style style:name="T5" style:family="text">
      <style:text-properties fo:color="#008000" style:font-name="Consolas1" fo:background-color="#f9f9f9" loext:char-shading-value="0" loext:padding="0cm" loext:border="none"/>
    </style:style>
    <style:style style:name="T6" style:family="text">
      <style:text-properties fo:color="#008000" style:font-name="Consolas" fo:font-size="9.5pt" fo:background-color="#ffffff" loext:char-shading-value="0" style:font-size-asian="9.5pt"/>
    </style:style>
    <style:style style:name="T7" style:family="text">
      <style:text-properties fo:color="#008000" style:font-name="Consolas" fo:font-size="9.5pt" officeooo:rsid="00349467" fo:background-color="#ffffff" loext:char-shading-value="0" style:font-size-asian="9.5pt"/>
    </style:style>
    <style:style style:name="T8" style:family="text">
      <style:text-properties fo:color="#a31515" style:font-name="Consolas1" fo:background-color="#f9f9f9" loext:char-shading-value="0" loext:padding="0cm" loext:border="none"/>
    </style:style>
    <style:style style:name="T9" style:family="text">
      <style:text-properties fo:color="#a31515" style:font-name="Consolas" fo:font-size="9.5pt" fo:background-color="#ffffff" loext:char-shading-value="0" style:font-size-asian="9.5pt"/>
    </style:style>
    <style:style style:name="T10" style:family="text">
      <style:text-properties fo:color="#a31515" style:font-name="Consolas" fo:font-size="9.5pt" style:font-size-asian="9.5pt" fo:background-color="#ffffff"/>
    </style:style>
    <style:style style:name="T11" style:family="text">
      <style:text-properties fo:background-color="#f9f9f9" loext:char-shading-value="0" loext:padding="0cm" loext:border="none"/>
    </style:style>
    <style:style style:name="T12" style:family="text">
      <style:text-properties officeooo:rsid="002669bb"/>
    </style:style>
    <style:style style:name="T13" style:family="text">
      <style:text-properties officeooo:rsid="001e0a8d"/>
    </style:style>
    <style:style style:name="T14" style:family="text">
      <style:text-properties officeooo:rsid="0027201d"/>
    </style:style>
    <style:style style:name="T15" style:family="text">
      <style:text-properties officeooo:rsid="0027ee20"/>
    </style:style>
    <style:style style:name="T16" style:family="text">
      <style:text-properties officeooo:rsid="002872dd"/>
    </style:style>
    <style:style style:name="T17" style:family="text">
      <style:text-properties style:font-name="Arial" fo:font-size="11pt" fo:language="en" fo:country="US" officeooo:rsid="002872dd" style:font-name-asian="Arial1" style:font-size-asian="11pt" style:font-name-complex="Arial1" style:font-size-complex="11pt"/>
    </style:style>
    <style:style style:name="T18" style:family="text">
      <style:text-properties fo:color="#1155cc" style:font-name="Arial" fo:font-size="11pt" fo:language="en" fo:country="US" style:text-underline-style="solid" style:text-underline-width="auto" style:text-underline-color="font-color" officeooo:rsid="002872dd" style:font-name-asian="Arial1" style:font-size-asian="11pt" style:font-name-complex="Arial1" style:font-size-complex="11pt"/>
    </style:style>
    <style:style style:name="T19" style:family="text">
      <style:text-properties style:font-name="Liberation Serif" fo:font-size="12pt" style:font-size-asian="12pt" style:font-size-complex="12pt"/>
    </style:style>
    <style:style style:name="T20" style:family="text">
      <style:text-properties style:font-name="Liberation Serif" fo:font-size="12pt" officeooo:rsid="002872dd" style:font-size-asian="12pt" style:font-size-complex="12pt"/>
    </style:style>
    <style:style style:name="T21" style:family="text">
      <style:text-properties style:font-name="Liberation Serif" fo:font-size="12pt" fo:language="en" fo:country="US" officeooo:rsid="002872dd" style:font-name-asian="Arial1" style:font-size-asian="12pt" style:font-name-complex="Arial1" style:font-size-complex="12pt"/>
    </style:style>
    <style:style style:name="T22" style:family="text">
      <style:text-properties style:font-name="Liberation Serif" fo:font-size="12pt" fo:language="en" fo:country="US" fo:font-weight="bold" officeooo:rsid="002872dd" style:font-name-asian="Arial1" style:font-size-asian="12pt" style:font-weight-asian="bold" style:font-name-complex="Arial1" style:font-size-complex="12pt"/>
    </style:style>
    <style:style style:name="T23" style:family="text">
      <style:text-properties fo:color="#000000" style:font-name="Consolas" fo:font-size="9.5pt" fo:background-color="#ffffff" loext:char-shading-value="0" style:font-size-asian="9.5pt"/>
    </style:style>
    <style:style style:name="T24" style:family="text">
      <style:text-properties fo:color="#000000" style:font-name="Consolas" fo:font-size="9.5pt" officeooo:rsid="002872dd" fo:background-color="#ffffff" loext:char-shading-value="0" style:font-size-asian="9.5pt"/>
    </style:style>
    <style:style style:name="T25" style:family="text">
      <style:text-properties fo:color="#000000" style:font-name="Consolas" fo:font-size="9.5pt" officeooo:rsid="0035fefe" fo:background-color="#ffffff" loext:char-shading-value="0" style:font-size-asian="9.5pt"/>
    </style:style>
    <style:style style:name="T26" style:family="text">
      <style:text-properties fo:color="#000000" style:font-name="Consolas" fo:font-size="9.5pt" style:font-size-asian="9.5pt" fo:background-color="#ffffff"/>
    </style:style>
    <style:style style:name="T27" style:family="text">
      <style:text-properties fo:color="#0000ff" style:font-name="Consolas" fo:font-size="9.5pt" fo:background-color="#ffffff" loext:char-shading-value="0" style:font-size-asian="9.5pt"/>
    </style:style>
    <style:style style:name="T28" style:family="text">
      <style:text-properties fo:color="#0000ff" style:font-name="Consolas" fo:font-size="9.5pt" officeooo:rsid="002872dd" fo:background-color="#ffffff" loext:char-shading-value="0" style:font-size-asian="9.5pt"/>
    </style:style>
    <style:style style:name="T29" style:family="text">
      <style:text-properties fo:color="#0000ff" style:font-name="Consolas" fo:font-size="9.5pt" style:font-size-asian="9.5pt" fo:background-color="#ffffff"/>
    </style:style>
    <style:style style:name="T30" style:family="text">
      <style:text-properties fo:color="#0000ff" style:font-name="Consolas" fo:font-size="9.5pt" officeooo:rsid="003a9ee3" style:font-size-asian="9.5pt" fo:background-color="#ffffff"/>
    </style:style>
    <style:style style:name="T31" style:family="text">
      <style:text-properties officeooo:rsid="0029fc06"/>
    </style:style>
    <style:style style:name="T32" style:family="text">
      <style:text-properties officeooo:rsid="002b842c"/>
    </style:style>
    <style:style style:name="T33" style:family="text">
      <style:text-properties officeooo:rsid="002e9001"/>
    </style:style>
    <style:style style:name="T34" style:family="text">
      <style:text-properties officeooo:rsid="00349467"/>
    </style:style>
    <style:style style:name="T35" style:family="text">
      <style:text-properties fo:font-weight="normal" officeooo:rsid="00349467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2cac85"/>
    </style:style>
    <style:style style:name="T38" style:family="text">
      <style:text-properties fo:font-variant="normal" fo:text-transform="none" fo:color="#333333" style:text-line-through-style="none" style:text-line-through-type="none" style:font-name="Segoe UI" fo:font-size="10.5pt" fo:letter-spacing="normal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333333" style:text-line-through-style="none" style:text-line-through-type="none" style:font-name="Segoe UI" fo:font-size="10.5pt" fo:letter-spacing="normal" fo:font-style="normal" style:text-underline-style="none" officeooo:rsid="0038db82" style:text-blinking="false" fo:background-color="transparent" loext:char-shading-value="0"/>
    </style:style>
    <style:style style:name="T40" style:family="text">
      <style:text-properties fo:font-variant="normal" fo:text-transform="none" fo:color="#333333" style:text-line-through-style="none" style:text-line-through-type="none" style:font-name="Segoe UI" fo:font-size="10.5pt" fo:letter-spacing="normal" fo:font-style="normal" style:text-underline-style="none" style:text-blinking="false" fo:background-color="transparent" loext:char-shading-value="0" style:font-size-asian="9.5pt"/>
    </style:style>
    <style:style style:name="T41" style:family="text">
      <style:text-properties fo:font-variant="normal" fo:text-transform="none" fo:color="#c7254e" style:text-line-through-style="none" style:text-line-through-type="none" style:font-name="Menlo" fo:font-size="10.5pt" fo:letter-spacing="normal" fo:font-style="normal" style:text-underline-style="none" style:text-blinking="false" fo:background-color="#f9f2f4" loext:char-shading-value="0"/>
    </style:style>
    <style:style style:name="T42" style:family="text">
      <style:text-properties fo:font-variant="normal" fo:text-transform="none" fo:color="#0000ff" style:text-line-through-style="none" style:text-line-through-type="none" style:font-name="Consolas2" fo:font-size="9.5pt" fo:letter-spacing="normal" fo:font-style="normal" style:text-underline-style="none" style:text-blinking="false" fo:background-color="transparent" loext:char-shading-value="0" style:font-size-asian="9.5pt"/>
    </style:style>
    <style:style style:name="T43" style:family="text">
      <style:text-properties fo:color="#c7254e" style:font-name="Menlo" fo:background-color="#f9f2f4" loext:char-shading-value="0"/>
    </style:style>
    <style:style style:name="T44" style:family="text">
      <style:text-properties fo:color="#2b91af" style:font-name="Consolas" fo:font-size="9.5pt" fo:background-color="#ffffff" loext:char-shading-value="0" style:font-size-asian="9.5pt"/>
    </style:style>
    <style:style style:name="T45" style:family="text">
      <style:text-properties fo:color="#2b91af" style:font-name="Consolas" fo:font-size="9.5pt" style:font-size-asian="9.5pt" fo:background-color="#ffffff"/>
    </style:style>
    <style:style style:name="T46" style:family="text">
      <style:text-properties fo:color="#ff0000" style:font-name="Consolas" fo:font-size="9.5pt" style:font-size-asian="9.5pt" fo:background-color="#ffffff"/>
    </style:style>
    <style:style style:name="T47" style:family="text">
      <style:text-properties style:font-name="Consolas" fo:font-size="9.5pt" style:font-size-asian="9.5pt" fo:background-color="#ffffff"/>
    </style:style>
    <style:style style:name="T48" style:family="text">
      <style:text-properties style:font-name="Consolas" fo:font-size="9.5pt" style:font-size-asian="9.5pt" fo:background-color="#ffffff"/>
    </style:style>
    <style:style style:name="T49" style:family="text">
      <style:text-properties style:font-name="Consolas" fo:font-size="9.5pt" officeooo:rsid="003a9ee3" style:font-size-asian="9.5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SHARP = C#</text:p>
      <text:p text:style-name="Standard"/>
      <text:p text:style-name="Standard"/>
      <text:p text:style-name="Standard"/>
      <text:p text:style-name="P5">IDE Visual Studio</text:p>
      <text:p text:style-name="P2">&gt; New &gt; Project </text:p>
      <text:p text:style-name="P2">→ Nom <text:s text:c="2"/>/ <text:s/>Répertoire / Solution name (= regroupement de projets liés / Framework Version) </text:p>
      <text:p text:style-name="P2">→ choisir un template <text:s/>(par ex : Application console)</text:p>
      <text:p text:style-name="P2"/>
      <text:p text:style-name="P7">→<text:span text:style-name="T1"> </text:span>Fenetre « Explorateur de solution » (à droite)</text:p>
      <text:p text:style-name="P2">- Solution truc</text:p>
      <text:p text:style-name="P2">-- Projet truc</text:p>
      <text:p text:style-name="P2">--- Properties <text:s text:c="5"/>→ <text:span text:style-name="T31">AssemblyInfo.cs = Métadonnées sur l’exécutable (version, éditeur , ...)</text:span></text:p>
      <text:p text:style-name="P2">--- References <text:s text:c="3"/>→ packages installés, dll</text:p>
      <text:p text:style-name="P2">--- Program.cs <text:s text:c="3"/>→ programmes.cs <text:s/>(classes)</text:p>
      <text:p text:style-name="P2"/>
      <text:p text:style-name="P9">→<text:span text:style-name="T1"> Pour ajouter un projet </text:span></text:p>
      <text:p text:style-name="P14">Dans « l’explorateur de solution »</text:p>
      <text:p text:style-name="P4">- <text:span text:style-name="T1"><text:s/>clic-droit sur solution &gt; Ajouter &gt; Projet</text:span></text:p>
      <text:p text:style-name="P14"><text:s/></text:p>
      <text:p text:style-name="P7">→<text:span text:style-name="T1"> Pour ajouter une classe </text:span></text:p>
      <text:p text:style-name="P2">- <text:span text:style-name="T1">Soit dans « l’explorateur de solutions » : clic-droit sur projet &gt; Ajouter &gt; Classe</text:span></text:p>
      <text:p text:style-name="P2">- <text:span text:style-name="T1">Soit &gt; Projet &gt;Ajouter une classe</text:span></text:p>
      <text:p text:style-name="P2"/>
      <text:p text:style-name="P8">→<text:span text:style-name="T1"> Pour ajouter un package avec le gestionnaire de paquets NuGet</text:span></text:p>
      <text:p text:style-name="P16">Les packages sont stockés dans un répertoire commun à tous les projets de la solution.</text:p>
      <text:p text:style-name="P16">Pour l’ajouter dans les références du projet : </text:p>
      <text:p text:style-name="P3"/>
      <text:p text:style-name="P3">- <text:span text:style-name="T1">Soit par l’interface utilisateur du gestionnaire de package : <text:tab/></text:span></text:p>
      <text:p text:style-name="P11">clic-droit sur projet &gt; Gérer les packages nuget</text:p>
      <text:p text:style-name="P11">Onglet Parcourir : <text:s text:c="3"/>Source de package : nuget.org <text:s/>(le plus utilisé)</text:p>
      <text:p text:style-name="P11"><text:tab/>Sélectionner le package souhaité + bouton installer</text:p>
      <text:p text:style-name="P3"/>
      <text:p text:style-name="P3">- <text:span text:style-name="T1">Soit par la console du gestionnaire de package :</text:span></text:p>
      <text:p text:style-name="P11"><text:s/>&gt;Projet &gt; gérer les packages NuGet</text:p>
      <text:p text:style-name="P11">Vérifier default project = projet concerné</text:p>
      <text:p text:style-name="P11">Entrer la commande Install-Package <text:s text:c="2"/>nomDuPackage</text:p>
      <text:p text:style-name="P3"/>
      <text:p text:style-name="P8">→<text:span text:style-name="T12"> Pour créer une dll </text:span></text:p>
      <text:p text:style-name="P3">- <text:s/><text:span text:style-name="T12">Ajouter un projet de type <text:s/>« bibliothèque de classe (.NET framework) »</text:span></text:p>
      <text:p text:style-name="P3">- <text:s/><text:span text:style-name="T12">Définir la ou les classes en public</text:span></text:p>
      <text:p text:style-name="P3"/>
      <text:p text:style-name="P8">→<text:span text:style-name="T12"> Pour utiliser une dll</text:span></text:p>
      <text:p text:style-name="P3">- <text:span text:style-name="T14">Ajouter la dll dans les références :</text:span></text:p>
      <text:p text:style-name="P15"><text:span text:style-name="T14">d</text:span>ans « l’explorateur de solution », <text:span text:style-name="T13"><text:s/>clic-droit sur références du projet &gt; Ajouter une référence .&gt; ...</text:span></text:p>
      <text:p text:style-name="P3"/>
      <text:p text:style-name="P3">- <text:span text:style-name="T15">Ajouter un using namespace-de-la-dll <text:s/>dans les prg qui l’utilise.</text:span></text:p>
      <text:p text:style-name="P3"/>
      <text:p text:style-name="P3"/>
      <text:p text:style-name="P3"/>
      <text:p text:style-name="P3"/>
      <text:p text:style-name="P3"/>
      <text:p text:style-name="P8"><text:soft-page-break/>→<text:span text:style-name="T15"> Pour accéder à un service distant (API)</text:span></text:p>
      <text:p text:style-name="P3"/>
      <text:p text:style-name="P12">WebRequest et WebResponse : (classe pour accéder aux API )</text:p>
      <text:p text:style-name="P13"/>
      <text:p text:style-name="P28"><text:span text:style-name="Source_20_Text"><text:span text:style-name="T2">using</text:span></text:span><text:span text:style-name="Source_20_Text"><text:span text:style-name="T3"> System; <text:s/></text:span></text:span></text:p>
      <text:p text:style-name="P29"><text:span text:style-name="Source_20_Text"><text:span text:style-name="T2">using</text:span></text:span><text:span text:style-name="Source_20_Text"><text:span text:style-name="T3"> System.IO; <text:s/></text:span></text:span></text:p>
      <text:p text:style-name="P29"><text:span text:style-name="Source_20_Text"><text:span text:style-name="T2">using</text:span></text:span><text:span text:style-name="Source_20_Text"><text:span text:style-name="T3"> System.Net; <text:s/></text:span></text:span></text:p>
      <text:p text:style-name="P29"><text:span text:style-name="Source_20_Text"><text:span text:style-name="T2">using</text:span></text:span><text:span text:style-name="Source_20_Text"><text:span text:style-name="T3"> System.Text; <text:s/></text:span></text:span></text:p>
      <text:p text:style-name="P29"/>
      <text:p text:style-name="P29"><text:span text:style-name="Source_20_Text"><text:span text:style-name="T2">namespace</text:span></text:span><text:span text:style-name="Source_20_Text"><text:span text:style-name="T3"> </text:span></text:span><text:span text:style-name="Source_20_Text"><text:span text:style-name="T4">Examples.System.Net</text:span></text:span><text:span text:style-name="Source_20_Text"><text:span text:style-name="T3"> <text:s/></text:span></text:span></text:p>
      <text:p text:style-name="P29"><text:span text:style-name="Source_20_Text"><text:span text:style-name="T3">{ <text:s/></text:span></text:span></text:p>
      <text:p text:style-name="P29"><text:span text:style-name="Source_20_Text"><text:span text:style-name="T11"><text:s text:c="4"/></text:span></text:span><text:span text:style-name="Source_20_Text"><text:span text:style-name="T2">public</text:span></text:span><text:span text:style-name="Source_20_Text"><text:span text:style-name="T3"> </text:span></text:span><text:span text:style-name="Source_20_Text"><text:span text:style-name="T2">class</text:span></text:span><text:span text:style-name="Source_20_Text"><text:span text:style-name="T3"> </text:span></text:span><text:span text:style-name="Source_20_Text"><text:span text:style-name="T4">WebRequestGetExample</text:span></text:span><text:span text:style-name="Source_20_Text"><text:span text:style-name="T3"> <text:s/></text:span></text:span></text:p>
      <text:p text:style-name="P29"><text:span text:style-name="Source_20_Text"><text:span text:style-name="T11"><text:s text:c="4"/></text:span></text:span><text:span text:style-name="Source_20_Text"><text:span text:style-name="T3">{ <text:s/></text:span></text:span></text:p>
      <text:p text:style-name="P29"><text:span text:style-name="Source_20_Text"><text:span text:style-name="T11"><text:s text:c="8"/></text:span></text:span><text:span text:style-name="Source_20_Text"><text:span text:style-name="T2">public</text:span></text:span><text:span text:style-name="Source_20_Text"><text:span text:style-name="T3"> </text:span></text:span><text:span text:style-name="Source_20_Text"><text:span text:style-name="T2">static</text:span></text:span><text:span text:style-name="Source_20_Text"><text:span text:style-name="T3"> </text:span></text:span><text:span text:style-name="Source_20_Text"><text:span text:style-name="T2">void</text:span></text:span><text:span text:style-name="Source_20_Text"><text:span text:style-name="T3"> </text:span></text:span><text:span text:style-name="Source_20_Text"><text:span text:style-name="T4">Main</text:span></text:span><text:span text:style-name="Source_20_Text"><text:span text:style-name="T3">() <text:s/></text:span></text:span></text:p>
      <text:p text:style-name="P29"><text:span text:style-name="Source_20_Text"><text:span text:style-name="T11"><text:s text:c="8"/></text:span></text:span><text:span text:style-name="Source_20_Text"><text:span text:style-name="T3">{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Create a request for the URL. <text:s text:c="2"/></text:span></text:span></text:p>
      <text:p text:style-name="P29"><text:span text:style-name="Source_20_Text"><text:span text:style-name="T11"><text:s text:c="12"/></text:span></text:span><text:span text:style-name="Source_20_Text"><text:span text:style-name="T3">WebRequest request = WebRequest.Create( <text:s/></text:span></text:span></text:p>
      <text:p text:style-name="P29"><text:span text:style-name="Source_20_Text"><text:span text:style-name="T11"><text:s text:c="14"/></text:span></text:span><text:span text:style-name="Source_20_Text"><text:span text:style-name="T8">"http://www.contoso.com/default.html"</text:span></text:span><text:span text:style-name="Source_20_Text"><text:span text:style-name="T3">)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If required by the server, set the credentials. <text:s/></text:span></text:span></text:p>
      <text:p text:style-name="P29"><text:span text:style-name="Source_20_Text"><text:span text:style-name="T11"><text:s text:c="12"/></text:span></text:span><text:span text:style-name="Source_20_Text"><text:span text:style-name="T3">request.Credentials = CredentialCache.DefaultCredentials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Get the response. <text:s/></text:span></text:span></text:p>
      <text:p text:style-name="P29"><text:span text:style-name="Source_20_Text"><text:span text:style-name="T11"><text:s text:c="12"/></text:span></text:span><text:span text:style-name="Source_20_Text"><text:span text:style-name="T3">WebResponse response = request.GetResponse()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Display the status. <text:s/></text:span></text:span></text:p>
      <text:p text:style-name="P29"><text:span text:style-name="Source_20_Text"><text:span text:style-name="T11"><text:s text:c="12"/></text:span></text:span><text:span text:style-name="Source_20_Text"><text:span text:style-name="T3">Console.WriteLine (((HttpWebResponse)response).StatusDescription)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Get the stream containing content returned by the server. <text:s/></text:span></text:span></text:p>
      <text:p text:style-name="P29"><text:span text:style-name="Source_20_Text"><text:span text:style-name="T11"><text:s text:c="12"/></text:span></text:span><text:span text:style-name="Source_20_Text"><text:span text:style-name="T3">Stream dataStream = response.GetResponseStream()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Open the stream using a StreamReader for easy access. <text:s/></text:span></text:span></text:p>
      <text:p text:style-name="P29"><text:span text:style-name="Source_20_Text"><text:span text:style-name="T11"><text:s text:c="12"/></text:span></text:span><text:span text:style-name="Source_20_Text"><text:span text:style-name="T3">StreamReader reader = </text:span></text:span><text:span text:style-name="Source_20_Text"><text:span text:style-name="T2">new</text:span></text:span><text:span text:style-name="Source_20_Text"><text:span text:style-name="T3"> StreamReader(dataStream)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Read the content. <text:s/></text:span></text:span></text:p>
      <text:p text:style-name="P29"><text:span text:style-name="Source_20_Text"><text:span text:style-name="T11"><text:s text:c="12"/></text:span></text:span><text:span text:style-name="Source_20_Text"><text:span text:style-name="T2">string</text:span></text:span><text:span text:style-name="Source_20_Text"><text:span text:style-name="T3"> responseFromServer = reader.ReadToEnd()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Display the content. <text:s/></text:span></text:span></text:p>
      <text:p text:style-name="P29"><text:span text:style-name="Source_20_Text"><text:span text:style-name="T11"><text:s text:c="12"/></text:span></text:span><text:span text:style-name="Source_20_Text"><text:span text:style-name="T3">Console.WriteLine(responseFromServer); <text:s/></text:span></text:span></text:p>
      <text:p text:style-name="P29"><text:span text:style-name="Source_20_Text"><text:span text:style-name="T11"><text:s text:c="12"/></text:span></text:span><text:span text:style-name="Source_20_Text"><text:span text:style-name="T5">// Clean up the streams and the response. <text:s/></text:span></text:span></text:p>
      <text:p text:style-name="P29"><text:span text:style-name="Source_20_Text"><text:span text:style-name="T11"><text:s text:c="12"/></text:span></text:span><text:span text:style-name="Source_20_Text"><text:span text:style-name="T3">reader.Close(); <text:s/></text:span></text:span></text:p>
      <text:p text:style-name="P29"><text:span text:style-name="Source_20_Text"><text:span text:style-name="T11"><text:s text:c="12"/></text:span></text:span><text:span text:style-name="Source_20_Text"><text:span text:style-name="T3">response.Close(); <text:s/></text:span></text:span></text:p>
      <text:p text:style-name="P29"><text:span text:style-name="Source_20_Text"><text:span text:style-name="T11"><text:s text:c="8"/></text:span></text:span><text:span text:style-name="Source_20_Text"><text:span text:style-name="T3">} <text:s/></text:span></text:span></text:p>
      <text:p text:style-name="P29"><text:span text:style-name="Source_20_Text"><text:span text:style-name="T11"><text:s text:c="4"/></text:span></text:span><text:span text:style-name="Source_20_Text"><text:span text:style-name="T3">} <text:s/></text:span></text:span></text:p>
      <text:p text:style-name="P29"><text:span text:style-name="Source_20_Text"><text:span text:style-name="T3">} <text:s/></text:span></text:span></text:p>
      <text:p text:style-name="Text_20_body"/>
      <text:p text:style-name="Text_20_body"/>
      <text:p text:style-name="P30">→<text:span text:style-name="T15"> Pour transformer un format Json en objet C#</text:span></text:p>
      <text:p text:style-name="Standard"/>
      <text:p text:style-name="Standard">- <text:span text:style-name="T15">Ajouter le package Json.Net <text:s/>((Newtonsoft. Json)</text:span></text:p>
      <text:p text:style-name="Standard"/>
      <text:p text:style-name="P17"><text:span text:style-name="T19">- </text:span><text:span text:style-name="T20">Pour </text:span><text:span text:style-name="T21">trouver la structure de données à utiliser</text:span><text:span text:style-name="T22"> </text:span><text:span text:style-name="T21">pour convertir un flux json en objet C#. </text:span><text:span text:style-name="T17">​</text:span><text:a xlink:type="simple" xlink:href="http://json2csharp.com/" text:style-name="Internet_20_link" text:visited-style-name="Visited_20_Internet_20_Link"><text:span text:style-name="T18">http://json2csharp.com/</text:span></text:a></text:p>
      <text:p text:style-name="Standard"/>
      <text:p text:style-name="Standard">- <text:span text:style-name="T16">dans le programme</text:span></text:p>
      <text:p text:style-name="P17"><text:span text:style-name="T28">using</text:span><text:span text:style-name="T23"> Newtonsoft.Json;</text:span></text:p>
      <text:p text:style-name="P18"/>
      <text:p text:style-name="P18">...</text:p>
      <text:p text:style-name="P18"/>
      <text:p text:style-name="P17"><text:span text:style-name="T23"><text:s text:c="4"/>{</text:span><text:span text:style-name="T24">ClasseDeMonObjet</text:span><text:span text:style-name="T23"> </text:span><text:span text:style-name="T24">mon objet</text:span><text:span text:style-name="T23"> = </text:span></text:p>
      <text:p text:style-name="P17"><text:span text:style-name="T23"><text:tab/>JsonConvert.DeserializeObject&lt;</text:span><text:span text:style-name="T24">ClasseDeMonObjet</text:span><text:span text:style-name="T23">&gt;(</text:span><text:span text:style-name="T24">stringJson</text:span><text:span text:style-name="T23">);</text:span></text:p>
      <text:p text:style-name="Standard"/>
      <text:p text:style-name="Standard"/>
      <text:p text:style-name="Standard"/>
      <text:p text:style-name="P6">→<text:span text:style-name="T31"> Variable d’environnement culture</text:span></text:p>
      <text:p text:style-name="Standard"/>
      <text:p text:style-name="Standard"><text:span text:style-name="T27">using</text:span><text:span text:style-name="T23"> System.Threading;</text:span></text:p>
      <text:p text:style-name="Standard"><text:span text:style-name="T27">using</text:span><text:span text:style-name="T23"> System.Threading.Tasks;</text:span></text:p>
      <text:p text:style-name="Standard"/>
      <text:p text:style-name="P19">…</text:p>
      <text:p text:style-name="P19"><text:span text:style-name="T23"><text:tab/></text:span><text:span text:style-name="T6">// variable d'environnement CurrentCulture -&gt; en-US pour que la virgule décimaleoit <text:tab/>// en point lorsqu'on convertit un integer en string (appelle à l'api Métro)</text:span></text:p>
      <text:p text:style-name="Standard"><text:span text:style-name="T23"><text:tab/>Thread.CurrentThread.CurrentCulture = CultureInfo.GetCultureInfo(</text:span><text:span text:style-name="T9">"en-US"</text:span><text:span text:style-name="T23">);</text:span></text:p>
      <text:p text:style-name="Standard"/>
      <text:p text:style-name="P6">→<text:span text:style-name="T32"> Collections </text:span></text:p>
      <text:p text:style-name="Standard">- <text:span text:style-name="T32">List&lt;MaClasse&gt; <text:s/>maliste ;</text:span></text:p>
      <text:p text:style-name="Standard">- <text:span text:style-name="T32">Hashet&lt;MaClasse&gt;<text:tab/>(n’autorise pas les doublons)</text:span></text:p>
      <text:p text:style-name="Standard"/>
      <text:p text:style-name="P20">on peut accéder directement à un item avec sa position : maliste[0]</text:p>
      <text:p text:style-name="Standard"/>
      <text:p text:style-name="Standard"/>
      <text:p text:style-name="P26"/>
      <text:p text:style-name="P10">→ WPF /<text:span text:style-name="T33">XAML </text:span>Windows Presentation Foundation </text:p>
      <text:p text:style-name="P21">Interface graphique écrites en langage XAML</text:p>
      <text:p text:style-name="P21"/>
      <text:p text:style-name="P22">- Balisage = Code XAML <text:s/>(View) <text:tab/> <text:s text:c="3"/>→ <text:s/>Affichage de l’ecran graphique (Apparence)</text:p>
      <text:p text:style-name="P22"><text:s text:c="2"/><text:span text:style-name="T34">nom.xaml</text:span></text:p>
      <text:p text:style-name="P22">- code-behind = Code C# <text:s/>(ViewModel) <text:s/>→ Répond aux événements utilisateurs </text:p>
      <text:p text:style-name="P22"><text:s text:c="2"/><text:span text:style-name="T34">nom.xaml.cs</text:span><text:tab/><text:tab/><text:tab/> <text:s text:c="4"/><text:tab/><text:tab/> <text:s text:c="3"/>→ logique métier et logique d’accès aux données <text:tab/></text:p>
      <text:p text:style-name="P22"><text:span text:style-name="T23"><text:s/></text:span><text:span text:style-name="T27">public</text:span><text:span text:style-name="T23"> </text:span><text:span text:style-name="T27">partial</text:span><text:span text:style-name="T23"> </text:span><text:span text:style-name="T27">class</text:span><text:span text:style-name="T23"> </text:span><text:span text:style-name="T44">MainWindow</text:span><text:span text:style-name="T23"> : Window </text:span><text:span text:style-name="T25">(~ extend Window = hérite de la classe Window)</text:span></text:p>
      <text:p text:style-name="P23">→ Les 2 prg forment en fait une mm classe (partial class)</text:p>
      <text:p text:style-name="P23"/>
      <text:p text:style-name="P23">Eléments XAML : </text:p>
      <text:p text:style-name="P23">- Label = zone de texte</text:p>
      <text:p text:style-name="P23">- TextBox = champs en input</text:p>
      <text:p text:style-name="P23">- ListBox = Liste déroulante rattachable directement à une collection avec</text:p>
      <text:p text:style-name="P25"><text:span text:style-name="T7">nom</text:span><text:span text:style-name="T6">list.ItemsSource = </text:span><text:span text:style-name="T7">nomcollection</text:span><text:span text:style-name="T6">;</text:span><text:span text:style-name="T35"> </text:span></text:p>
      <text:p text:style-name="P23">- Datagrid = Tableau déroulant rattachable directement à une collection avec</text:p>
      <text:p text:style-name="P23"><text:span text:style-name="T6">nomgrid.ItemsSource = nomcollection;</text:span> </text:p>
      <text:p text:style-name="P23"/>
      <text:p text:style-name="P32"/>
      <text:p text:style-name="P31"><text:span text:style-name="T36">→</text:span><text:span text:style-name="T37"> Modèle MVVM = </text:span></text:p>
      <text:p text:style-name="P27">- Model = Business rules, data access, model classes</text:p>
      <text:p text:style-name="P27"><text:s/>-View = User interface (<text:span text:style-name="T33">écrit en </text:span>XAML)</text:p>
      <text:p text:style-name="P27">- ViewModel = Agent between view and model</text:p>
      <text:p text:style-name="P27"/>
      <text:p text:style-name="P24"><text:span text:style-name="T38">The </text:span><text:span text:style-name="Source_20_Text"><text:span text:style-name="T43">ViewModel </text:span></text:span><text:span text:style-name="T38">acts as an interface between </text:span><text:span text:style-name="Source_20_Text"><text:span text:style-name="T43">Model </text:span></text:span><text:span text:style-name="T38">and </text:span><text:span text:style-name="Source_20_Text"><text:span text:style-name="T43">View. </text:span></text:span><text:span text:style-name="T38">It provides data binding between </text:span><text:span text:style-name="Source_20_Text"><text:span text:style-name="T43">View </text:span></text:span><text:span text:style-name="T38">and </text:span><text:span text:style-name="Source_20_Text"><text:span text:style-name="T43">model </text:span></text:span><text:span text:style-name="T38">data as well as handles all UI actions by using command.</text:span></text:p>
      <text:p text:style-name="P24"><text:span text:style-name="T38">The </text:span><text:span text:style-name="Source_20_Text"><text:span text:style-name="T41">View </text:span></text:span><text:span text:style-name="T38">binds its control value to properties on a </text:span><text:span text:style-name="Source_20_Text"><text:span text:style-name="T41">ViewModel</text:span></text:span><text:span text:style-name="T38">, which, in turn, exposes data contained in </text:span><text:span text:style-name="Source_20_Text"><text:span text:style-name="T41">Model</text:span></text:span><text:span text:style-name="T38"> objects.</text:span></text:p>
      <text:p text:style-name="P24"><text:span text:style-name="T38"/></text:p>
      <text:p text:style-name="P24"><text:span text:style-name="T38"/></text:p>
      <text:p text:style-name="P34"><text:span text:style-name="T38">-&gt;Le point d’entrée est le App.xaml qui appelle la vue = MainWindow.xaml</text:span></text:p>
      <text:p text:style-name="P34"><text:span text:style-name="T38">- dans le constructeur de MainWindow.xaml.cs,</text:span></text:p>
      <text:p text:style-name="P34"><text:span text:style-name="T42"><text:tab/>InitializeComponent() ; <text:s/>→ initialise la vue</text:span></text:p>
      <text:p text:style-name="P34"><text:span text:style-name="T42"><text:tab/>viewModel1 = new ViewModel1() ;<text:tab/></text:span><text:span text:style-name="T38"> → instancie le viewmodel</text:span></text:p>
      <text:p text:style-name="P34"><text:span text:style-name="T38"><text:tab/>base.DataContext = viewModel1 ; <text:tab/>→ met en place une relation avec le viewmodel </text:span></text:p>
      <text:p text:style-name="P34"><text:span text:style-name="T38"><text:tab/><text:tab/><text:tab/><text:tab/><text:tab/><text:tab/><text:tab/>(pas obligatoire)</text:span></text:p>
      <text:p text:style-name="P24"><text:span text:style-name="T38">- </text:span><text:span text:style-name="T39">ensuite on peut faire des bind dans la vue directement sur le viewmodel</text:span></text:p>
      <text:p text:style-name="P24"><text:span text:style-name="T29">&lt;</text:span><text:span text:style-name="T10">TextBox</text:span><text:span text:style-name="T46"> HorizontalAlignment</text:span><text:span text:style-name="T29">="Left"</text:span><text:span text:style-name="T46"> Height</text:span><text:span text:style-name="T29">="30"</text:span><text:span text:style-name="T46"> Margin</text:span><text:span text:style-name="T29">="80,81,0,0"</text:span><text:span text:style-name="T46"> TextWrapping</text:span><text:span text:style-name="T29">="Wrap"</text:span><text:span text:style-name="T46"> <text:tab/> <text:s/><text:tab/>VerticalAlignment</text:span><text:span text:style-name="T29">="Top"</text:span><text:span text:style-name="T46"> Width</text:span><text:span text:style-name="T29">="149" </text:span><text:span text:style-name="T46">Text</text:span><text:span text:style-name="T29">="{</text:span><text:span text:style-name="T10">Binding</text:span><text:span text:style-name="T46"> Lat</text:span><text:span text:style-name="T29">}"/&gt;</text:span></text:p>
      <text:p text:style-name="P24"><text:span text:style-name="T40"/></text:p>
      <text:p text:style-name="P35"><text:span text:style-name="T40">ou sur une liste</text:span></text:p>
      <text:p text:style-name="P35"><text:span text:style-name="T29">&lt;</text:span><text:span text:style-name="T10">DataGrid</text:span><text:span text:style-name="T46"> Name</text:span><text:span text:style-name="T29">="gridtls"</text:span><text:span text:style-name="T46"> HorizontalAlignment</text:span><text:span text:style-name="T29">="Left"</text:span><text:span text:style-name="T46"> Height</text:span><text:span text:style-name="T29">="138"</text:span><text:span text:style-name="T46"> Margin</text:span><text:span text:style-name="T29">="251,79,0,0"</text:span><text:span text:style-name="T46"> <text:tab/>VerticalAlignment</text:span><text:span text:style-name="T29">="Top"</text:span><text:span text:style-name="T46"> Width</text:span><text:span text:style-name="T29">="505"</text:span></text:p>
      <text:p text:style-name="P36"><text:span text:style-name="T26"><text:s text:c="6"/></text:span><text:span text:style-name="T46"><text:s/>ItemsSource</text:span><text:span text:style-name="T29">="{</text:span><text:span text:style-name="T10">Binding</text:span><text:span text:style-name="T46"> LineStopsVM</text:span><text:span text:style-name="T29">}"</text:span><text:span text:style-name="T46"> IsReadOnly</text:span><text:span text:style-name="T29">="True"</text:span><text:span text:style-name="T46"> AutoGenerateColumns</text:span><text:span text:style-name="T29">="False" </text:span><text:span text:style-name="T30">&gt;</text:span><text:span text:style-name="T46"> </text:span><text:span text:style-name="T26"><text:s text:c="5"/><text:tab/></text:span><text:span text:style-name="T29">&lt;</text:span><text:span text:style-name="T10">DataGrid.Columns</text:span><text:span text:style-name="T29">&gt;</text:span></text:p>
      <text:p text:style-name="Standard"><text:span text:style-name="T26"><text:s text:c="10"/></text:span><text:span text:style-name="T29">&lt;</text:span><text:span text:style-name="T10">DataGridTextColumn</text:span><text:span text:style-name="T46"> Header</text:span><text:span text:style-name="T29">="Code"</text:span><text:span text:style-name="T46"> Binding</text:span><text:span text:style-name="T29">="{</text:span><text:span text:style-name="T10">Binding</text:span><text:span text:style-name="T46"> id</text:span><text:span text:style-name="T29">}"&gt;&lt;/</text:span><text:span text:style-name="T10">DataGridTextColumn</text:span><text:span text:style-name="T29">&gt;</text:span></text:p>
      <text:p text:style-name="Standard"><text:span text:style-name="T26"><text:s text:c="10"/></text:span><text:span text:style-name="T29">&lt;</text:span><text:span text:style-name="T10">DataGridTextColumn</text:span><text:span text:style-name="T46"> Header</text:span><text:span text:style-name="T29">="Nom"</text:span><text:span text:style-name="T46"> Binding</text:span><text:span text:style-name="T29">="{</text:span><text:span text:style-name="T10">Binding</text:span><text:span text:style-name="T46"> name</text:span><text:span text:style-name="T29">}" &gt;&lt;/</text:span><text:span text:style-name="T10">DataGridTextColumn</text:span><text:span text:style-name="T29">&gt;</text:span></text:p>
      <text:p text:style-name="P36"><text:span text:style-name="T26"><text:s text:c="10"/></text:span><text:span text:style-name="T29">&lt;</text:span><text:span text:style-name="T10">DataGridTextColumn</text:span><text:span text:style-name="T46"> Header</text:span><text:span text:style-name="T29">="longitude"</text:span><text:span text:style-name="T46"> Binding</text:span><text:span text:style-name="T29">="{</text:span><text:span text:style-name="T10">Binding</text:span><text:span text:style-name="T46"> lon</text:span><text:span text:style-name="T29">}"</text:span><text:span text:style-name="T30">&gt;</text:span></text:p>
      <text:p text:style-name="P36"><text:span text:style-name="T30"><text:tab/><text:tab/></text:span><text:span text:style-name="T29">&lt;/</text:span><text:span text:style-name="T10">DataGridTextColumn</text:span><text:span text:style-name="T29">&gt;</text:span></text:p>
      <text:p text:style-name="P36"><text:span text:style-name="T26"><text:s text:c="10"/></text:span><text:span text:style-name="T29">&lt;</text:span><text:span text:style-name="T10">DataGridTextColumn</text:span><text:span text:style-name="T46"> Header</text:span><text:span text:style-name="T29">="latitude"</text:span><text:span text:style-name="T46"> Binding</text:span><text:span text:style-name="T29">="{</text:span><text:span text:style-name="T10">Binding</text:span><text:span text:style-name="T46"> lat</text:span><text:span text:style-name="T29">}"</text:span><text:span text:style-name="T30">&gt;</text:span><text:span text:style-name="T29"> <text:tab/><text:tab/><text:tab/><text:tab/><text:tab/>&lt;/</text:span><text:span text:style-name="T10">DataGridTextColumn</text:span><text:span text:style-name="T29">&gt;</text:span></text:p>
      <text:p text:style-name="P36"><text:span text:style-name="T26"><text:s text:c="8"/></text:span><text:span text:style-name="T29">&lt;/</text:span><text:span text:style-name="T10">DataGrid.Columns</text:span><text:span text:style-name="T29">&gt;</text:span></text:p>
      <text:p text:style-name="Standard"><text:span text:style-name="T29">&lt;/</text:span><text:span text:style-name="T10">DataGrid</text:span><text:span text:style-name="T29">&gt;</text:span></text:p>
      <text:p text:style-name="Standard"><text:span text:style-name="T29"/></text:p>
      <text:p text:style-name="P37"><text:span text:style-name="T47">- </text:span><text:span text:style-name="T49">Problème : pour que la vue sache qu’une modif a été faite sur les données, on doit le lui notifier :</text:span></text:p>
      <text:p text:style-name="P37"><text:span text:style-name="T49"/></text:p>
      <text:p text:style-name="P38"><text:span text:style-name="T47">Dans le viewModel :</text:span></text:p>
      <text:p text:style-name="P38"><text:span text:style-name="T29">public</text:span><text:span text:style-name="T47"> </text:span><text:span text:style-name="T29">class</text:span><text:span text:style-name="T47"> </text:span><text:span text:style-name="T45">ViewModel1</text:span><text:span text:style-name="T47"> : INotifyPropertyChanged</text:span></text:p>
      <text:p text:style-name="Standard"><text:span text:style-name="T29"/></text:p>
      <text:p text:style-name="P24"><text:span text:style-name="T42">public</text:span><text:span text:style-name="T26"> ObservableCollection&lt;LineStop&gt; LineStopsVM { </text:span><text:span text:style-name="T29">get</text:span><text:span text:style-name="T26">; </text:span><text:span text:style-name="T29">set</text:span><text:span text:style-name="T26">; }</text:span></text:p>
      <text:p text:style-name="P24"><text:span text:style-name="T40"/></text:p>
      <text:p text:style-name="P35"><text:span text:style-name="T40">+ il faut utiliser des ObservableCollection à la place des List pour que à chaque changement, la vue recoive une notif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2" svg:font-family="Consolas"/>
    <style:font-face style:name="Consolas1" svg:font-family="Consolas, Menlo, Monaco, 'Lucida Console', 'Liberation Mono', 'DejaVu Sans Mono', 'Bitstream Vera Sans Mono', 'Courier New', monospace, sans-serif"/>
    <style:font-face style:name="Menlo" svg:font-family="Menlo, Monaco, Consolas, quot"/>
    <style:font-face style:name="Segoe UI" svg:font-family="'Segoe UI', Tahoma, Arial, 'Helvetica Neue', Helvetica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6:17:52.779000000</meta:creation-date>
    <meta:generator>LibreOffice/5.4.3.2$Windows_X86_64 LibreOffice_project/92a7159f7e4af62137622921e809f8546db437e5</meta:generator>
    <dc:date>2018-06-29T15:13:19.313000000</dc:date>
    <meta:editing-duration>PT6H13M38S</meta:editing-duration>
    <meta:editing-cycles>10</meta:editing-cycles>
    <meta:document-statistic meta:table-count="0" meta:image-count="0" meta:object-count="0" meta:page-count="4" meta:paragraph-count="133" meta:word-count="880" meta:character-count="6646" meta:non-whitespace-character-count="5378"/>
  </office:meta>
</office:document-meta>
</file>